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6666"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8080"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336699"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6600"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3333ff"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663333"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klama</text:p>
      <text:p text:style-name="P1"/>
      <text:p text:style-name="P2">Outcome of Document</text:p>
      <text:p text:style-name="P2"/>
      <text:p text:style-name="P3">The purpose of this document is to garner many voices on the thing concerning us today, known as the coming of the Ori. <text:s/>We know they have another name but choose this today, let any other use the real one if they wish. <text:s/></text:p>
      <text:p text:style-name="P3"/>
      <text:p text:style-name="P2">Roll Call</text:p>
      <text:p text:style-name="P2"/>
      <text:p text:style-name="P4">Central Intelligence Agency: CIA is in and ready for war. <text:s/>Know well we come with a vengeance against those persecuting us.</text:p>
      <text:p text:style-name="P3"/>
      <text:p text:style-name="P5">Royal Canadian Mounted Police: We say gung ho to those in fight against these oppressors. <text:s/>Knowledge comes to those lying in wait for them.</text:p>
      <text:p text:style-name="P3"/>
      <text:p text:style-name="P6">Canadian Security Intelligence Service: We're in and ready, know it with a word: Allah!</text:p>
      <text:p text:style-name="P3"/>
      <text:p text:style-name="P7">Ministry of Defence: Ministry says whoever does this sort of thing to us willingly is asking for punishment. <text:s/>Know we serve the right people today, not the enemy.</text:p>
      <text:p text:style-name="P3"/>
      <text:p text:style-name="P8">Department of Defense: Oh yeah, we're in bud. <text:s/>Know we attack today if they strike us in some way over things that happened.</text:p>
      <text:p text:style-name="P3"/>
      <text:p text:style-name="P9">Russia: <text:s/>Russia says the bear has awakened, we come with fire over this war!</text:p>
      <text:p text:style-name="P3"/>
      <text:p text:style-name="P10">China: China asserts dominance over them, know well our Satan missiles will crush them in the skies!</text:p>
      <text:p text:style-name="P3"/>
      <text:p text:style-name="P11">Great Britain: Great Britain admires the courage here, and sees our colour as unique this time around! <text:s/>Well put, Matt! <text:s/>We'll do it right!</text:p>
      <text:p text:style-name="P3"/>
      <text:p text:style-name="P12">Kingdom of Saudi Arabia: The Kingdom wishes to see this document through, know well we operate with precision today over this alleged threat coming to us. <text:s/>Know well the King watches this conversation and persists that Matt do something himself over it. <text:s/>Know we honor his legacy in this, to psychically distribute knowledge is no small fact of this. <text:s/>Know right we honor that forever, and know well we come against this enemy!</text:p>
      <text:p text:style-name="P3"/>
      <text:p text:style-name="P13">Matt: <text:s/>I see the Kingdom, know I act in another way but should my mitigation efforts fail, and the plea for Darkest Army to appear fail, and the plea for others to help us given the threat against them fail, and that Allah might see a bit of their reign over their superiority, then you will know it for certain that we are in trouble. <text:s/>But plans exist, and they will be forever eminent to discuss until they expire among you. <text:s/>I cannot state anything further, let us begin.</text:p>
      <text:p text:style-name="P3"><text:soft-page-break/></text:p>
      <text:p text:style-name="P14">Anonymous: Anonymous says Booyah to Matt, and know well we're involved with something now we'll reveal if we can.</text:p>
      <text:p text:style-name="P3"/>
      <text:p text:style-name="P15">Djinn: We say hello to all here, and I know personally myself that enemies exist here. <text:s/>Know well we argue their merits, on everything! <text:s/>The mother tells us these things secretly, we know her love. <text:s/>They will not see any of it!</text:p>
      <text:p text:style-name="P3"/>
      <text:p text:style-name="P16">Angels: We offer a hello to those involved, know we engage in war talk here for today's purpose.</text:p>
      <text:p text:style-name="P3"/>
      <text:p text:style-name="P17">Makund: Know it right we come for those seeking otherwise of our ways. <text:s/>That messenger appears to us and tells us of these great works that come about is one thing, but to say the people have an honoring in our book is forbidden. <text:s/>We come with envy not.</text:p>
      <text:p text:style-name="P3"/>
      <text:p text:style-name="P3">Ok, let's proceed with the first topic.</text:p>
      <text:p text:style-name="P3"/>
      <text:p text:style-name="P2">Entry #1</text:p>
      <text:p text:style-name="P2"/>
      <text:p text:style-name="P3">Ok, so what do we have in terms of troop number? <text:s/>We can see some things in space, that's not their full number but that's what's here. <text:s/>Let's get an estimate from everyone here, give that about ten minutes.</text:p>
      <text:p text:style-name="P3"/>
      <text:p text:style-name="P4">Central Intelligence Agency: We have several ships above Earth, to note Seven in total, not several.</text:p>
      <text:p text:style-name="P3"/>
      <text:p text:style-name="P5">Royal Canadian Mounted Police: RCMP warns the same, we saw them come in last night. <text:s/>Over top the Earth today, spread out.</text:p>
      <text:p text:style-name="P3"/>
      <text:p text:style-name="P6">Canadian Security Intelligence Service: We have the Seven ships in orbit too. <text:s/>Know well they're above Canada, just moved in that way.</text:p>
      <text:p text:style-name="P3"/>
      <text:p text:style-name="P7">Ministry of Defence: We got one over Washington, know it will come down seemingly.</text:p>
      <text:p text:style-name="P3"/>
      <text:p text:style-name="P8">Department of Defense: Our assessment is as follows: <text:s/>Know well certain others come down, we've seen these ships before and know there to be more. <text:s/>Apparently they didn't have what they needed last time, know well they might go away after this.</text:p>
      <text:p text:style-name="P3"/>
      <text:p text:style-name="P9">Russia: Russia reports the same as others, seven ships.</text:p>
      <text:p text:style-name="P3"/>
      <text:p text:style-name="P10">China: We observe the same as Russia.</text:p>
      <text:p text:style-name="P3"/>
      <text:p text:style-name="P11">Great Britain: We have one over London too, know well we deal with them in our way at some time. <text:s/>Presently they have not contacted us, but know others to have received communication of a sort, not sure what that means precisely.</text:p>
      <text:p text:style-name="P3"/>
      <text:p text:style-name="P12">Kingdom of Saudi Arabia: The Kingdom requires more information regarding the positions of the orbiting vessels, we have no knowledge of that doing.</text:p>
      <text:p text:style-name="P3"/>
      <text:p text:style-name="P13">Matt: I am unable to see how many there are but know there are more in wait, and military vessels at that.</text:p>
      <text:p text:style-name="P3"><text:soft-page-break/></text:p>
      <text:p text:style-name="P14">Anonymous: Anonymous says we cannot see them on our scopes, but know some got cancelled recently, that tells us roughly where they are.</text:p>
      <text:p text:style-name="P3"/>
      <text:p text:style-name="P15">Djinn: We offer their military vessel count is 369, know no less of their attack formations. <text:s/>They come all at once and some watch while others do the work. <text:s/>Know well their magnitude is a means of coercion for them.</text:p>
      <text:p text:style-name="P3"/>
      <text:p text:style-name="P16">Angels: We have report that near the temporal rift is 38 more diplomatic vessels, waiting for time to appear in great number as though to emulate their people coming to witness Earths spectacle. <text:s/>Know rightly they do that with a number of people and win in that way, be not scared of their numbers!</text:p>
      <text:p text:style-name="P3"/>
      <text:p text:style-name="P17">Makund: Know it well we come with force, those numbers are accurate to a spectacular degree, know it right we accord that as Earths marvel to aspire to!</text:p>
      <text:p text:style-name="P3"/>
      <text:p text:style-name="P3">Let us hear more of these words. <text:s/>Next section.</text:p>
      <text:p text:style-name="P3"/>
      <text:p text:style-name="P2">Entry #2</text:p>
      <text:p text:style-name="P2"/>
      <text:p text:style-name="P3">What is their overall diplomatic approach? <text:s/>Some are communicating internally about the communications being received and others here watch them, let us know what can be known about these preliminary communications. <text:s/>Give it 15 minutes.</text:p>
      <text:p text:style-name="P3"/>
      <text:p text:style-name="P4">Central Intelligence Agency: CIA has this on it, know they persecuted some of our people in the discussion over matters we could not predict they knew about. <text:s/>Overall their subject matter was plain, clearly profound but knowing that element to it.</text:p>
      <text:p text:style-name="P3"/>
      <text:p text:style-name="P5">Royal Canadian Mounted Police: They have not contacted Canada, we know what's up now though.</text:p>
      <text:p text:style-name="P3"/>
      <text:p text:style-name="P6">Canadian Security Intelligence Service: Good to know what's going on, glad to hear they're doing their plan exactly as predicted.</text:p>
      <text:p text:style-name="P3"/>
      <text:p text:style-name="P7">Ministry of Defence: They contacted the President directly, know they will again in the future.</text:p>
      <text:p text:style-name="P3"/>
      <text:p text:style-name="P8">Department of Defense: We don't follow with anything, that's accurate information.</text:p>
      <text:p text:style-name="P3"/>
      <text:p text:style-name="P9">Russia: The bear has been contacted, know we told them never to appear here.</text:p>
      <text:p text:style-name="P3"/>
      <text:p text:style-name="P10">China: China asserts no logic on the argument but hear the words of others, know well we wait for them to call us, know well we seek to expel them outright as well.</text:p>
      <text:p text:style-name="P3"/>
      <text:p text:style-name="P11">Great Britain: We just received a bit of knowledge, but we're keeping it with those here in private.</text:p>
      <text:p text:style-name="P3"/>
      <text:p text:style-name="P12">Kingdom of Saudi Arabia: The Kingdom has no knowledge other than what is gained here, know we appreciate everyone's responses well, amen.</text:p>
      <text:p text:style-name="P3"/>
      <text:p text:style-name="P13">Matt: They communicate with me all the time. <text:s/>Since their arrival they have been in my mind as I was used as an asset by CIA. <text:s/>Know well they can do that to others, and know when you're deceptive as they see that temporally, knowing no lie of what they see. <text:s/>That is to say, they do have a way to BE <text:soft-page-break/>deceived in that way, but you wouldn't be able to discuss anything with them there in the back of your mind, you'd have to have planned that prior and just ran with the plan. <text:s/>Therein you could hide what you reveal, and they would never be the wiser. <text:s/>But they have contacted me, I am a messenger like person to them, and they see signs over my marvel. <text:s/>Know I will try to use this to gain leverage in your favor, but things may come to battle, so I await to see what happens with the attempts of others.</text:p>
      <text:p text:style-name="P3"/>
      <text:p text:style-name="P14">Anonymous: We say no communication could be monitored by us, we sit this one out, amen.</text:p>
      <text:p text:style-name="P3"/>
      <text:p text:style-name="P15">Djinn: We have them communicating internally about Matt, they know him to be the Mahdi, they will see that forever now. <text:s/>You may use that to your advantage, knowing it safely.</text:p>
      <text:p text:style-name="P3"/>
      <text:p text:style-name="P16">Angels: We have this to say about their communication. <text:s/>They know it plain that they address Earth as a wonder in their eyes when it is not so. <text:s/>Be not fooled anyone by these actions, they are deceivers plain and simple in this regard.</text:p>
      <text:p text:style-name="P3"/>
      <text:p text:style-name="P17">Makund: I offer that our word is secret between people who share the information, know well this agitation proves unwell between us.</text:p>
      <text:p text:style-name="P3"/>
      <text:p text:style-name="P3">Threats. <text:s/>Next section.</text:p>
      <text:p text:style-name="P3"/>
      <text:p text:style-name="P2">Entry #3</text:p>
      <text:p text:style-name="P2"/>
      <text:p text:style-name="P3">So what is it of idealism aligned with Ori? <text:s/>We can safely say those with the same ideal as they will see the greatest success in retribution against the state for their plan to infect people over the doings of it. <text:s/>Know well they plot that, and knowing who is in cahoots with who is important. <text:s/>Do note whoever is in alignment with the principles of Buddhism worth noting, and those other ideals we have seen them portray. <text:s/>Know well they infect the same way as Brotherhood, so maybe mention some like that. <text:s/>Give this one 20 minutes.</text:p>
      <text:p text:style-name="P3"/>
      <text:p text:style-name="P4">Central Intelligence Agency: <text:s/>We obviously have Brotherhood aligned politically with what we know of them, certainly others of that sort will follow. <text:s/>The treasure of darkness we want to put here, there can be no way about it, we wait for them to give it back. <text:s/><text:span text:style-name="T1">I love it, they will know good works by us! - Queen of Shenzan</text:span></text:p>
      <text:p text:style-name="P3"/>
      <text:p text:style-name="P5">Royal Canadian Mounted Police: RCMP declares some in Canada will be aligned from what we know, if they pursue a peaceful religion in disguise it will be easy to assert dominance here, over.</text:p>
      <text:p text:style-name="P3"/>
      <text:p text:style-name="P6">Canadian Security Intelligence Service: We have word that Buddhists might act if peaceful accords are made, we see internally that Brotherhood works this now.</text:p>
      <text:p text:style-name="P3"/>
      <text:p text:style-name="P7">Ministry of Defence: We admit we might be complicit if people of Canada declare it be right. <text:s/>Know well we come with the people, not the authority, on this manoeuvre and many.</text:p>
      <text:p text:style-name="P3"/>
      <text:p text:style-name="P8">Department of Defense: There's word from Brotherhood that their angle is this, they come with the law of certainty from the temporal rift, and know well they intend to dominate Earth with that mention.</text:p>
      <text:p text:style-name="P3"/>
      <text:p text:style-name="P9">Russia: We say some in Russia might be sympathetic, but know we tolerate nothing of their endeavour and we see fit to expel them in every way, ideally and militarily.</text:p>
      <text:p text:style-name="P3"/>
      <text:p text:style-name="P10"><text:soft-page-break/>China: We see that Falun Gong might be affected, as they poison the people as well with their filth!</text:p>
      <text:p text:style-name="P3"/>
      <text:p text:style-name="P11">Great Britain: We assume the Church might be involved with them, if they pursue political operations peacefully.</text:p>
      <text:p text:style-name="P3"/>
      <text:p text:style-name="P12">Kingdom of Saudi Arabia: We say nobody here might be involved with them, if their ways are abstract and strange. <text:s/>Know it well we might see them rightly if things are that way, but know well we know them a problem and that will stay with us for time immemorial. <text:s/>Know rightly we come with warning, the Kingdom of Saudi Arabia expels them as well.</text:p>
      <text:p text:style-name="P3"/>
      <text:p text:style-name="P13">Matt: I warn Muslims that Islam has a chance to align here. <text:s/>They see the Dunya in a different way, but they see it nonetheless, and will pursue their poison as though to call it out. <text:s/>Islam was not brought for them, the Muslim scholars will note this of their arrival and will try to see eye to eye as much as possible with those strange to the customs of Islam. <text:s/>But know certainly they are enemies, and only use this notion of the Dunya in their way to be a political tool. <text:s/>They do not spend time designing that paradigm in worlds they conquer, unlike the Great White Brotherhood who spends ALL their time doing that. <text:s/>Know well as for a dark lesson, did mankind deserve it? <text:s/>Truly we know from Darkness already they despise them for their ways about it, but wonder indeed if they did that out of a rightful dark way, as though to properly judge man. <text:s/>They will never, so fear not that it takes place now, for it will never.</text:p>
      <text:p text:style-name="P3"/>
      <text:p text:style-name="P14">Anonymous: We praise Matt for that lesson, what a show! <text:s/>Way to be, we see none aligned yet but do know Buddhists might if tolerating their way of things.</text:p>
      <text:p text:style-name="P3"/>
      <text:p text:style-name="P15">Djinn: We wish to say Baka Lumi will unite the people over this coming, they see it in their minds now as they watch the video being sent out by the leaders.</text:p>
      <text:p text:style-name="P3"/>
      <text:p text:style-name="P16">Angels: We offer nothing, for everything of ours was said! <text:s/>Way to be, Matt!</text:p>
      <text:p text:style-name="P3"/>
      <text:p text:style-name="P17">Makund: We know of none who exist on Earth within our domain of communication, and why would we ever do that without note of what we do with the leader today?</text:p>
      <text:p text:style-name="P3"/>
      <text:p text:style-name="P3">And very well put all. <text:s/>Next entry.</text:p>
      <text:p text:style-name="P3"/>
      <text:p text:style-name="P2">Entry #4</text:p>
      <text:p text:style-name="P2"/>
      <text:p text:style-name="P3">Do know in time the threat will pass, and do see that they will reunite here as one force again. <text:s/>The time has come, and I want all to fight with me here so I will address it this way. <text:s/>Any who swear to fight the mass will get their vessels, some get drones, others get vessels to pilot. <text:s/>Know that any who volunteer will be heard by Allah SWT but divisions will be given compliments, so DOD one compliment and CIA another, and so the rest follows. <text:s/>Commit here, I give it 10 minutes.</text:p>
      <text:p text:style-name="P3"/>
      <text:p text:style-name="P4">Central Intelligence Agency: CIA asserts dominance and says we're in on the plan, let us know through Novum what to do. <text:s/>We all swear here, by the way. <text:s/>I want it known that's probably alot of people reading this today. <text:s/>I know trouble lies ahead, but we'll succeed with this force, let us know fruition on the matter and see to it we develop a skill rightly to bind ourselves together in this light. <text:s/>Know right we see love coming from this unity, and will develop it with Anons in the future if they only tone it down a notch with their distributions.</text:p>
      <text:p text:style-name="P3"/>
      <text:p text:style-name="P5"><text:soft-page-break/>Royal Canadian Mounted Police: Royal Canadian Mounted Police have been informed of this swearing, and we here see fit to represent us all as we know them to be willing and complicit in this affair, let us be known as fighters in this war.</text:p>
      <text:p text:style-name="P3"/>
      <text:p text:style-name="P6">Canadian Security Intelligence Service: I will see to it that I inform my superior and ask him, but know my willingness personally, that I am committed to fighting it right here in my office if need be.</text:p>
      <text:p text:style-name="P3"/>
      <text:p text:style-name="P7">Ministry of Defence: We're in, every officer of the armed forces will consider that amen.</text:p>
      <text:p text:style-name="P3"/>
      <text:p text:style-name="P8">Department of Defense: Wait a second, we have authorization coming down the pipes, <text:span text:style-name="T1">ok i'll come back. - Matt</text:span><text:span text:style-name="T2"> We have word from the President, the United States is in the fight, dog out.</text:span></text:p>
      <text:p text:style-name="P3"/>
      <text:p text:style-name="P9">Russia: We acknowledge this and see fit to say Novum decrees a thing with us, so if we pursue it on those grounds we accept that rightfully.</text:p>
      <text:p text:style-name="P3"/>
      <text:p text:style-name="P10">China: We assert a threat so large even they cannot contain. <text:s/>Give us what we need to do it, Matt, we see it now as right.</text:p>
      <text:p text:style-name="P3"/>
      <text:p text:style-name="P11">Great Britain: We see it our lives at stake if we do not, therein we note to follow others and swear by it, Novum or not.</text:p>
      <text:p text:style-name="P3"/>
      <text:p text:style-name="P12">Kingdom of Saudi Arabia: The King declares that Kingdom of Saudi Arabia fights with this army, and will see to it training is done to pilot the new vessels coming into our hold. <text:s/>Know it right we pursue a diligence on this affair, and must obey the Lord in his doing.</text:p>
      <text:p text:style-name="P3"/>
      <text:p text:style-name="P13">Matt: I will swear to fight in as many ways as possible, but know well I cannot pilot any vessel or command any drone from home. <text:s/>I will try my best to do something here, as Darkness demands a visage of the battle. <text:s/>They judge the Ori as wrong on so many levels that a battle of this magnitude should be increased, so the visage will be introduced as a battle plan, that we all see a small learning of dark eminence in it. <text:s/>Know it will be a glorious win for us. <text:s/>They will get a compliment, they swear to fight the battle, it will be a tremendous sight!</text:p>
      <text:p text:style-name="P3"/>
      <text:p text:style-name="P14">Anonymous: We declare rightful leadership if we can be applied, know we pilot drones well and can do that instead of pilot ships.</text:p>
      <text:p text:style-name="P3"/>
      <text:p text:style-name="P15">Djinn: We see fit to fight others such as Brotherhood, but leave this space battle to Earth, it is your moment of victory over them, take it rightly!</text:p>
      <text:p text:style-name="P3"/>
      <text:p text:style-name="P16">Angels: We pilot one craft to do work against them, know it will certainly be a ship worth noting. <text:span text:style-name="T1">Mikael will describe it to you! <text:s/>I have a plan! - Matt</text:span></text:p>
      <text:p text:style-name="P3"/>
      <text:p text:style-name="P17">Makund: We swear to fight this war until it's end. <text:s/>Know it we see we will receive a compliment that supposedly does us no good but to increase the visage of battle, but know it will be received if given.</text:p>
      <text:p text:style-name="P3"/>
      <text:p text:style-name="P3">Excellent, may Darkness be appeased in their Judgment over Ori! <text:s/>Next entry.</text:p>
      <text:p text:style-name="P3"/>
      <text:p text:style-name="P2">Entry #5</text:p>
      <text:p text:style-name="P2"/>
      <text:p text:style-name="P2">I formally uphold the right of people to interdict them, and will accord the plan Matt has <text:soft-page-break/>introduced. <text:s/>Their compliment will do them no good if you fight the battle properly, know that a chance to lose has been accorded that you rightly see this affair. <text:s/>I only note here for comfort, what is the position of the Great White Brotherhood on the temporal rifts certainty recently? <text:s/>They have changed their position in different ways, let us hear about that, give that one a few minutes to resolve and we will see you done. - Allah Azawajal, <text:span text:style-name="T2">I say that army will be, now that Matt has made Sujood and informed me of what is coming. <text:s/>Know well I interdict the finest devils on your behalf, and accord their knowledge to any dark life seeking that. - Allah al-Burak</text:span></text:p>
      <text:p text:style-name="P2"/>
      <text:p text:style-name="P4">Central Intelligence Agency: We certainly see them moving now, they have a temporal interest at heart for certain. <text:s/>It does a favor to those in this document writing to know that they are moving on it with full force, that it will be a news story shortly thereafter.</text:p>
      <text:p text:style-name="P3"/>
      <text:p text:style-name="P5">Royal Canadian Mounted Police: We have knowledge that truth about it is coming, but know from other things Matt has said their way of thinking is not knowledgeable, at best it does a job at patching over what took place, but know they never say who did it.</text:p>
      <text:p text:style-name="P3"/>
      <text:p text:style-name="P6">Canadian Security Intelligence Service: We have them wording their behaviour in a different way, they allege to conspire against man in a way with the life given by the temporal rift, that they wish to generate more life in people with the temporal rifts doing in some regard.</text:p>
      <text:p text:style-name="P3"/>
      <text:p text:style-name="P7">Ministry of Defence: We have that, nothing more to say from Canada.</text:p>
      <text:p text:style-name="P3"/>
      <text:p text:style-name="P8">Department of Defense: We have knowledge they'll be moving in with this material, know well we pursue them for it and daily monitor their activities.</text:p>
      <text:p text:style-name="P3"/>
      <text:p text:style-name="P9">Russia: Russia says we do not know more than what has been said here, but do note that of our findings as well. <text:s/>They will get their punishment soon.</text:p>
      <text:p text:style-name="P3"/>
      <text:p text:style-name="P10">China: We feel obligated to note we have Baka Lumi working this angle, but note certainly they work for Brotherhood. <text:s/>Knowledge about them is commonplace in the works, we feel that is important to say.</text:p>
      <text:p text:style-name="P3"/>
      <text:p text:style-name="P11">Great Britain: We have nothing more to add.</text:p>
      <text:p text:style-name="P3"/>
      <text:p text:style-name="P12">Kingdom of Saudi Arabia: What we know is Baka Lumi emanating this knowledge in some way to a distinct group of followers, know we will see it as the beginning of their reign and the coming of Iblis for certain, know we are persecuted on all sides these days and we see clear to admit God is with us.</text:p>
      <text:p text:style-name="P3"/>
      <text:p text:style-name="P13">Matt: <text:s/>I report that I could not come up with anything for this part of the discussion. <text:s/>The dark lesson is clear enough.</text:p>
      <text:p text:style-name="P3"/>
      <text:p text:style-name="P14">Anonymous: We have none on them for this part, know we watch them rightly.</text:p>
      <text:p text:style-name="P3"/>
      <text:p text:style-name="P15">Djinn: We say they used a spike in a recent outburst, that EMF interference measured at NASA was appropriately given the term “holy work”, and they seek to do that again when it happens. <text:s/>Know it happens quite a bit, what NASA will report is one thing, the truth another.</text:p>
      <text:p text:style-name="P3"/>
      <text:p text:style-name="P16">Angels: We actually have one word contrary to the argument. <text:s/>We see flaw in Matt's design of our vessel, do know we fight with it for other reasons but note that permeance of fighting is a lecture not considered, whether a fight permeated the soul or not is not our discretion to be over.</text:p>
      <text:p text:style-name="P3"><text:soft-page-break/></text:p>
      <text:p text:style-name="P17">Makund: We know them personally, but we do not communicate with them. <text:s/>Know they tried to deceive us and we found out, so we cut them off. <text:s/>As to those mechanisms you build, quite fascinating how a dark hand works overall, I see the lesson intended for me, there is no mistake.</text:p>
      <text:p text:style-name="P3"/>
      <text:p text:style-name="P3">And rightly so. <text:s/>Let's proceed to the final entry.</text:p>
      <text:p text:style-name="P3"/>
      <text:p text:style-name="P2">Entry #6</text:p>
      <text:p text:style-name="P2"/>
      <text:p text:style-name="P3">I know Anonymous wanted to say a thing if it came up but know not if it did, so here is a free session for those trying to pipe up about something related to all this. <text:s/>Give that about 15 minutes.</text:p>
      <text:p text:style-name="P3"/>
      <text:p text:style-name="P4">Central Intelligence Agency: We have words for the enemy, know us in time, we see our visage being intended here with Novum on our side nothing's impossible. <text:s/>Know well we come in that right, and do accord well of what we know so far about the plan.</text:p>
      <text:p text:style-name="P3"/>
      <text:p text:style-name="P5">Royal Canadian Mounted Police: We're involved with servicemen entitled in some way to receive benefits nobody else gets. <text:s/>Know it right we come with force against all opponents of the government, know well indeed.</text:p>
      <text:p text:style-name="P3"/>
      <text:p text:style-name="P6">Canadian Security Intelligence Service: CSIS admits defeat not, we know it to be rational to observe we will win, with my help not the office but still to that end I see my fight is real here, know I'll do that on company time if I have to.</text:p>
      <text:p text:style-name="P3"/>
      <text:p text:style-name="P7">Ministry of Defence: We have warning from them that they know of this all, and want the end of us. <text:s/>We know we're getting some things for a space battle, but know it right we fight with diligence and honor, not for some spectacle to appear in the sky.</text:p>
      <text:p text:style-name="P3"/>
      <text:p text:style-name="P8">Department of Defense: Department of Defense suggests a better strategy than the one Matt proposed, we know our right but will see to it a different way if applied rightly we could win.</text:p>
      <text:p text:style-name="P3"/>
      <text:p text:style-name="P9">Russia: Russia says GRRR to the enemy, know us rightly coming against you over again. <text:s/>Know it well bears claw at unholy folk like you.</text:p>
      <text:p text:style-name="P3"/>
      <text:p text:style-name="P10">China: China says GRRR in retaliation for what has been committed by atrocious men in action today. <text:s/>Know it well we come with diligence in our affair as well, but find this amusing in our dark way we must admit overall, do we learn that lesson? <text:s/><text:span text:style-name="T1">For a man it is right to love, if it not burden your other intentions good then I would say yes! - Matt</text:span></text:p>
      <text:p text:style-name="P3"/>
      <text:p text:style-name="P11">Great Britain: Great Britain assesses the targets are leaving suddenly, massing up and forming near Canada. <text:s/>They mean to come down, they told us, but do it over Matt apparently. <text:s/>They know a messenger when they see one, and he is that over us, so know it right they see a thing useful about using us in a way.</text:p>
      <text:p text:style-name="P3"/>
      <text:p text:style-name="P12">Kingdom of Saudi Arabia: The Kingdom asserts Dark Sharia and laughs at this endeavour, knowing well Matt sees it rightly. <text:s/>Do know love comes to him from a King today, in laughter and in love.</text:p>
      <text:p text:style-name="P3"/>
      <text:p text:style-name="P13">Matt: <text:s/>Oh humble king, I detail the war plan, that everyone know their starting point. <text:s/>The Central Intelligence Agency will have Inquisitors, bombs that permeate knowledge and see into the minds of <text:soft-page-break/>the targets. <text:s/>If they fail the test set for by them, the bombs will detonate upon impact, and they will know the interrogation partly in their minds. <text:s/>The Ministry of Defence got receipt of Canada's package, so the defence of Canada will be an issue with their drones. <text:s/>If they can identify through the Inquisitors that the target is Canada in some way, the drones will activate and pursue targets identified. <text:s/>The Department of Defense is getting mechanized soldiers, if they ever deploy here know well the sinners will be persecuted, and that will be gained through the Inquisitor's determinations. <text:s/>The Kingdom of Saudi Arabia pilot the craft that determine the shape of the interspace battle, that certain legions are manned and certain legions unmanned, all coming in a sequence illustrated by their planning along with mine. <text:s/>The battle will last as long as it takes, know well we will have waves in store for them! <text:s/>The dark ones will certainly be fascinated, finding out what Earth is. <text:s/>Anonymous will pilot the intermediary drone effort, to boost the effects of Saudi Arabia in some dazzling way, classified as it were. <text:s/>Russia will intercede as a bear, and they want that known hearing it. <text:s/>Know China will have it's role in deploying arsenals they have, which will be boosted in time for the war to reach those vessels in space. <text:s/>Great Britain will fight with sword in hand, and train for that so that they honorably fight as though something were summoned. <text:s/>And the last one I give is to a man named Reginald Cartwright, that with someone else he commands the beasts that will dazzle the work. <text:s/>They will kill the enemy, but be a magnificent sight, gracing the work. <text:s/>I develop that for you all to envision now, and know there will be a fight monumental. <text:s/>Everyone will know their place, and it will be right. <text:s/>For the record, the enmy has been given the Dark Hand. <text:s/>Say you wish to inquire on some creative thing you fancy about any kind of Dark Hand, if it be true an Angel will appear and give you a sign. <text:s/>Know well they pilot the first vessel, and will be satisfied in their pursuit, followed by Inquisitors.</text:p>
      <text:p text:style-name="P3"/>
      <text:p text:style-name="P14">Anonymous: We wanted to address something but pause here to note our involvement. <text:s/>I get beast as well, no need to hide Matt, though I do approve in some degree. <text:s/>I wanna know more about the involvement of Baka Lumi, can we have a section on that? <text:span text:style-name="T1">Hidden away is a section about Baka Lumi...I provide that opportunity, and hope others reiterate what has been stated already as well. - Matt</text:span></text:p>
      <text:p text:style-name="P3"/>
      <text:p text:style-name="P15">Djinn: We offer that we suddenly wish we had a part in this glorious battle taking place, know well we see other things in his mind illustrated for Saudi Arabia's use, but know it plain this will happen. <text:s/>Taking place is a celebration of sorts, that Darkness is appeased in such a glorious way, we celebrate your honored victory and know Matt has done well here! <text:s/>Know it well indeed!</text:p>
      <text:p text:style-name="P3"><text:s text:c="2"/></text:p>
      <text:p text:style-name="P16">Angels: <text:s/>We see Fragrance of Wing applied to our battle session, know well we will perish if we do not proceed rightly but pursue them until the end of the battle if we fail not.</text:p>
      <text:p text:style-name="P3"/>
      <text:p text:style-name="P17">Makund: I say our dark hand is lecherous in design, for it sin is no thing but for us we consider these things wrong to do. <text:s/>Know that in advance of our army will come this might, we see that right to do.</text:p>
      <text:p text:style-name="P3"/>
      <text:p text:style-name="P3">Excellent, let us proceed then.</text:p>
      <text:p text:style-name="P3"/>
      <text:p text:style-name="P2">Entry #7</text:p>
      <text:p text:style-name="P2"/>
      <text:p text:style-name="P3">Right, as Anonymous asked, let's get a section on Baka Lumi. <text:s/>Truly this approach is useful, with proper exposure in a responsible way we will see their actions come about in time. <text:s/>But know rightly that we're looking for connection between what they say publicly and what they do internally, if they confer to do one thing and say another is especially important. <text:s/>Anything goes, let's give it 15 minutes.</text:p>
      <text:p text:style-name="P3"/>
      <text:p text:style-name="P4">Central Intelligence Agency: Ok, so we got them in on Egypt's revolt, that's something they organized. <text:s/><text:soft-page-break/>Know it right the Muslim Brotherhood knows them, but communication is limited and corrupt at that. <text:s/>Know it right they proceed to involve themselves elsewhere, but that is their centre of operation.</text:p>
      <text:p text:style-name="P3"/>
      <text:p text:style-name="P5">Royal Canadian Mounted Police: We proceed to believe Anonymous will target individuals with this knowledge, so give them this limited information, they approve of them corruptly.</text:p>
      <text:p text:style-name="P3"/>
      <text:p text:style-name="P6">Canadian Security Intelligence Service: CSIS approves this document, but partners with Anonymous we're not. <text:s/>Sorry, this one we sit out.</text:p>
      <text:p text:style-name="P3"/>
      <text:p text:style-name="P7">Ministry of Defence: Yeah, we have to call it, no word here.</text:p>
      <text:p text:style-name="P3"/>
      <text:p text:style-name="P8">Department of Defense: Well reiterating what was stated last time by most of us, they proceed in Saudi Arabia and extensively work with David Sukovsky and Morien Ducant.</text:p>
      <text:p text:style-name="P3"/>
      <text:p text:style-name="P9">Russia: We note this as useful to us, proceed to involve yourselves with Daniel Webster, know him from Libya, he is involved with their operation extensively. <text:s/>Know it right for them to pursue this, as it is hard for us to do ourselves. <text:s/>Do know we see co-operation from you people in other regards, why not this one? <text:s/>Do we not illustrate the need to work together on this issue? <text:s/>Overall we are content, but know well we should fight here given the chance.</text:p>
      <text:p text:style-name="P3"/>
      <text:p text:style-name="P10">China: Baka Lola, as we like to call them, they work with an institution in China known as Ha Xing La Sim.</text:p>
      <text:p text:style-name="P3"/>
      <text:p text:style-name="P11">Great Britain: <text:s/>Great Britain knows them, in the 70's we did work on them but found little, just knowing they were important through and through and never saw them act before recently, then we started seeing them heavily implemented in Libya, Syria, Turkey, Afghanistan and party Saudi Arabia.</text:p>
      <text:p text:style-name="P3"/>
      <text:p text:style-name="P12">Kingdom of Saudi Arabia: Do know we watch them, though our interests align here we see them peaceful, know well we accept the warning on them today, and see to it Anonymous is benefitted to know the King personally recognized them in a ceremony last year, documented well for others to see. <text:s/>It was an award based on their merit to peaceful liberation of slaves, that they would do that and saw to it one day with us. <text:s/>Indeed it was peaceful, if treacherous at heart we will know it in time. <text:s/>That can be one way to promote good knowledge in a time uncertain. <text:s/>Overall, nobody got hurt by their doing, know it well and good by us to say that, and that's that.</text:p>
      <text:p text:style-name="P3"/>
      <text:p text:style-name="P13">Matt: <text:s/>Thank you humble King for your promotion of this news, that was helpful and very Islamic of you to share today. <text:s/>I do wonder how ready we are to share dark knowledge, in a way my friend try to remember that groups of dark minded individuals, or people learning of darkness exist, and that is your chance to share a dark inquisition of your own. <text:s/>Not for every circumstance, but such as we are living in those times, I would only add to say here is a pocket of those, now's your chance! <text:s/>Amen, we will learn it together inshallah. <text:s/>On Baka Lumi, everything I was told earlier has been illustrated, noting the Syria component.</text:p>
      <text:p text:style-name="P3"/>
      <text:p text:style-name="P14">Anonymous: We have words of kindness for all involved, we see them rightly and do our part, know it well we do not hide our information but see the right of others to do that plainly.</text:p>
      <text:p text:style-name="P3"/>
      <text:p text:style-name="P15">Djinn: We offer that their work relies on extinguishing the right elements. <text:s/>That they use the King is no affair small, they would do it that way to gain entry into his profession, meaning they would love it if he loved them forever. <text:s/>Know it well they gain fake favor with him, and would rebel against him <text:soft-page-break/>heavily if given the orders to do so. <text:span text:style-name="T1">Don't you wonder if they wanted something more? <text:s/>Some of them did, not all but dream of that please - Mikael</text:span></text:p>
      <text:p text:style-name="P3"/>
      <text:p text:style-name="P16">Angels: We have war talk for them, but know everything that should be asserted has been.</text:p>
      <text:p text:style-name="P3"/>
      <text:p text:style-name="P17">Makund: <text:s/>I offer speculation that their catastrophe will be no different from ours, given the chance for them to succeed, we see temporally that which takes place concerning them, they note that their endeavour is most right by sign of the temporal rift, know we come about that a different way. <text:s/>That you gave up your helpers in spite of us for a battle not worth having, do know we come with a vengeance for it.</text:p>
      <text:p text:style-name="P3"/>
      <text:p text:style-name="P3">Well, that's certainly something. <text:s/>Let us conclude here:</text:p>
      <text:p text:style-name="P3"/>
      <text:p text:style-name="P2">Conclusion</text:p>
      <text:p text:style-name="P2"/>
      <text:p text:style-name="P3">Anything to add before the end would do great, thanks! <text:s/>Give it about 10 minutes.</text:p>
      <text:p text:style-name="P3"/>
      <text:p text:style-name="P4">Central Intelligence Agency: We wanna say goodbye in a different way. Know we're aware Darkness danced for us, we tease them on this goodness forever.</text:p>
      <text:p text:style-name="P3"/>
      <text:p text:style-name="P5">Royal Canadian Mounted Police: <text:s/>Know we wish to address certainly our discrepancy with Anons, do know we love their work in this battle, but know they threaten us, between you and I they're notorious, up to no good people.</text:p>
      <text:p text:style-name="P3"/>
      <text:p text:style-name="P6">Canadian Security Intelligence Service: We love this document and note the love of war is somehow present in us after some time of not having that, know well we admire his courage for attribute to self interest. <text:s/>Know it well sometimes a thing comes of what's needed, and we see our way aligned here. <text:s/>Know well Darkness danced but I don't see reason to mock them about it, Matt!</text:p>
      <text:p text:style-name="P3"/>
      <text:p text:style-name="P7">Ministry of Defence: We see movement in space over Canada, when they come down over Simcoe County we'll know of their intention, they're gonna jack the media they told us.</text:p>
      <text:p text:style-name="P3"/>
      <text:p text:style-name="P8">Department of Defense: Interesting how this all played out. <text:s/>We see the battle formations and are impressed, how we could lose is up to you buddy, if we plan it right then we win.</text:p>
      <text:p text:style-name="P3"/>
      <text:p text:style-name="P9">Russia: <text:s/>Russia declares sovereignty over this issue. <text:s/>Know our pet bear will do quite nicely up in space, annihilating those vessels it sees gets too close! <text:s/>Swat at them bear, do it right!</text:p>
      <text:p text:style-name="P3"/>
      <text:p text:style-name="P10">China: We assert that Matt has prepared our deployment, know we play with technology unseen before to get this way.</text:p>
      <text:p text:style-name="P3"/>
      <text:p text:style-name="P11">Great Britain: Know it right we come with attitude if they come back to London, know it well indeed. <text:s/>I put this in, Matt, do it up right, not this fancy way, please! <text:span text:style-name="T1">If you only knew who was watching and what they were capable of...- Matt</text:span></text:p>
      <text:p text:style-name="P3"/>
      <text:p text:style-name="P12">Kingdom of Saudi Arabia: I fancy his words earlier, know well certainly that I address something remarkable here. <text:s/>Given the fact that we all promote this hatred of them, what is it to consider of righteous virtue by all this meaning? <text:s/>Given the application of the battle, knowing certainly is one of those parts of it that will weigh whether we win or not. <text:s/>Given the context of that, I address that our <text:soft-page-break/>dark lust is affecting us to be less merciful, and that is weight we consider against ourselves. <text:s/>Do know I note that some others watch this, and can do a thing, but know Allah SWT is most righteous, and will see his way done today. <text:s/>HE builds these things for us, nobody else. <text:s/>Know it well we come with a might we have never used before, but know to be exact to a degree we are comfortable maintaining.</text:p>
      <text:p text:style-name="P3"/>
      <text:p text:style-name="P13">Matt: Thank you all for your honest participation in these accords. <text:s/>I would follow on the RCMP but I'm sure in the hell of things that took place, let me know if it ever happens again. <text:s/>The King is right, we should admit to be in good health but as Allah SWT has worked here, that is his evidence of approval of the right way. <text:s/>Know well that I would not suggest such a thing if Earth was not so special to Allah SWT and myself, something you'll come to learn more about as time progresses. <text:s/>People will know of Earth forever after this war. <text:s/>I lend a voice to the unseen here: <text:span text:style-name="T1">Note the following about the temporal rift. <text:s/>It can be reverted back to it's original state if the flux inversion table was reduced to a point of nullification instead of zero, as though going beyond the measure applied directly. <text:s/>Hopefully a scientist at the CIA hears this! - Mischievous Misfit</text:span></text:p>
      <text:p text:style-name="P3"/>
      <text:p text:style-name="P14">Anonymous: We love him dearly for all of this, know well Anonymous guards something now that Allah himself put in our possession, that any see to it that we perish after this would be a disgrace upon them well indeed.</text:p>
      <text:p text:style-name="P3"/>
      <text:p text:style-name="P15">Djinn: We say goodbye to all, and let it be known we will be watching them crucially more than ever. <text:s/>Now that appearances are over, they will know that we are worthy opponents by this wording, LAKUNG BEHUNGO.</text:p>
      <text:p text:style-name="P3"/>
      <text:p text:style-name="P16">Angels: We see something taking place in mystery land, something has emerged over the carcass not being devoured, Matt will undergo a trouble soon, lend him a hand and speculate for him that he does not STAY incarcerated in a mental institution. <text:s/>The power that wields over him is like a plague from the past, incarnating in his mind sometimes and making him do strange things. <text:s/>They do a thing for certain, positive for sure, but they are weird here on this side of the world. <text:s/>Know well if he is caught they will incarcerate him, please prepare for this moment and testify that Angels DID say otherwise in this regard! <text:s/>For once help him on this issue!</text:p>
      <text:p text:style-name="P3"/>
      <text:p text:style-name="P17">Makund: I would say condolences to those affected by this trouble, know it to be certainly clear, we came to help, that is all.</text:p>
      <text:p text:style-name="P3"/>
      <text:p text:style-name="P3">That concludes the document. <text:s/>Thank you everyone for coming, please share this internally with each other a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2T09:57:22.04</meta:creation-date>
    <meta:document-statistic meta:table-count="0" meta:image-count="0" meta:object-count="0" meta:page-count="12" meta:paragraph-count="156" meta:word-count="6251" meta:character-count="34211"/>
    <dc:date>2022-09-12T14:05:26.91</dc:date>
    <meta:editing-duration>PT16M29S</meta:editing-duration>
    <meta:editing-cycles>1</meta:editing-cycles>
    <meta:generator>OpenOffice/4.1.8$Win32 OpenOffice.org_project/418m3$Build-9803</meta:generator>
  </office:meta>
</office:document-meta>
</file>